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e corps du pauvre homme roula en bas de la pente avec violence. Après plusieurs secondes de rouler-bouler il finit par rejoindre le bas de la cuve, faisant s'envoler au passage un groupe de perdrix tranquillement installées là. Avec un grognement de dédain, Eléonore descendit à son tour la côte pour rejoindre l'infortuné. Elle le poussa d'un coup de talon et l'homme se retourna sur le dos dans un gémissement mêlé de douleur et de peur. L'anomalie s'accroupit juste à côté de lui, un sourire sadique ancré sur le visage. Son sabre pendait nonchalamment à sa ceinture, toujours dans son fourreau. Elle n'en aurait pas besoin pour s'occuper de ce déchet. Aussi enfoncés dans la forêt, personne ne viendrait à son secours. Et dans le pire des cas, la Zagashienne avait repéré un petit ruisseau quelques mètres plus loin, source d'eau largement suffisante pour qu'elle puisse utiliser ses pouvoirs sans retenue au besoin, en plus du rideau de pluie qui leur tombait dessus depuis des heures.</text:p>
      <text:p text:style-name="Standard"/>
      <text:p text:style-name="Standard">Son regard de jade était posé sur l'homme avec un mélange de dégoût et de curiosité. Eléonore avait croisé ce daënar quelques temps plus tôt, alors qu'elle traversait la forêt dans l'espoir de trouver du gibier avant de reprendre sa route vers le sud. Son attention avait été attirée par l'objet étrange dont il avait l'air de se servir pour se repérer dans l'espace. Comme une sorte de boussole, mais bien plus élaborée, bourrée des petites roues s'imbriquant les unes dans les autres caractéristiques de la technologie hérétique. Son sang d'anomalie n'avait fait qu'un tour, et Eléonore s'était donnée comme [i]devoir[/i] de récupérer cet objet étrange et d'interroger son possesseur sur les secrets de son fonctionnement. C'était un exemple typique de ce que sa transformation avait fait à son comportement. Dès qu'elle se trouvait en présence de technologie, la jeune blonde perdait toute notion de bien et de mal. Son obsession en faisait une femme dangereuse, prête à tout pour obtenir ce qu'elle voulait. Combiné à ses connaissances militaires, cela compromettait grandement l'avenir des malheureux qui avaient la malchance de croiser son chemin en possession de technologie.</text:p>
      <text:p text:style-name="Standard"/>
      <text:p text:style-name="Standard">-Ton peuple et toi, vous n'êtes bons qu'à fabriquer ces objets. Tu dois [i]forcément[/i] savoir comment ça fonctionne. Crache le morceau.</text:p>
      <text:p text:style-name="Standard"/>
      <text:p text:style-name="Standard">Malgré la malveillance de ses mots, la voix d'Eléonore était posée, calme, emplie d'autorité. Pour l'instant. Le pauvre gars tremblait comme une feuille et il était évident qu'il ne savait absolument rien de ce que l'Adepte de Dalai voulait savoir. Mais cette dernière, trop enfermée dans sa psychose, n'avait plus la lucidité d'envisager cette éventualité. Selon toute vraisemblance, le Daënar allait se faire torturer pendant un long moment, jusqu'à ce qu'Eléonore ne se rende compte qu'il disait la vérité et qu'il ne pourrait rien lui apprendre. Ce qui se passerait ensuite... restait indéterminé. Soudain, le regard de sa victime se porta sur quelque chose derrière elle. D'un bond, l'ex-militaire fit volte-face et se releva, une main sur la garde de son arme, pour se retrouver nez-à-nez avec un drôle de type encapuchonné, une dague à la main. Ses sourcils se froncèrent alors que le bout de son nez se mettait à frétiller en signe de contrariété.</text:p>
      <text:p text:style-name="Standard"/>
      <text:p text:style-name="Standard">-Eh... T'es qui ?</text:p>
      <text:p text:style-name="P1">L'importun marqua un temps d'arrêt face à la réaction d'Eléonore, avant de ranger son arme et de montrer ses mains en signe de paix. Celle-ci n'en baissa pas moins sa garde, jetant de temps à autre un œil à l'homme à terre pour le surveiller. Il était certes en piteux état, mais cela n'enlevait en rien la possibilité que tout ceci soit un piège. Il aurait très bien pu avoir un complice et la situation se serait alors retournée à son désavantage. C'est donc sans modifier d'un pouce sa posture de combat que l'anomalie observa le nouvel arrivant. Pour sûr, il ressemblait à un chasseur. Un vieux vagabond, un rôdeur sans domicile qui parcourait les forêts en se nourrissant d'amour et d'eau fraîche (Comment ça « Venant d'une fugitive bannie de son pays, c'est l'hôpital qui se fout de la charité »?). Pour autant, cela ne le rendait pas inoffensif, bien au contraire.</text:p>
      <text:p text:style-name="Standard"/>
      <text:p text:style-name="Standard">L'homme l'accusa d'avoir fait fuir son gibier -ce qui n'était clairement pas impossible, avant de lui affirmer que le type qu'elle était en train d'interroger n'aurait aucune information à lui fournir. Déjà, de quoi il se mêle, Aragorn ? Et ensuite, il n'en savait strictement rien. Les Daënars étaient des hérétiques ayant vendu leur âme en échange de cette fameuse technologie, crachant ainsi au visage des Architectes qui les avaient mis au monde et donné une raison d'exister. Ils étaient probablement tous de mèche, et la Zagashienne était persuadée que chacun d'entre eux possédait -au moins en infime quantité- le savoir sur la conception de leurs machines. Et dans le pire des cas, elle aurait un tout petit peu amoché un Daënars, personne n'allait lui coller un procès pour ça (si?). Il n'y avait pas mort d'homme (encore si?). Eléonore dodelina de la tête, un air faussement tiraillée sur le visage.</text:p>
      <text:p text:style-name="Standard"/>
      <text:p text:style-name="Standard">-Hum... Le truc c'est que j'ai toujours pas décidé si oui ou non j'allais le tuer... Ce serait dommage de se priver d'une source d'informations précieuses, tu ne crois pas ?</text:p>
      <text:p text:style-name="Standard"/>
      <text:p text:style-name="Standard">Son faux dilemme en était en fait un vrai. L'ex-militaire ne savait toujours pas ce qu'elle comptait faire de son prisonnier une fois son interrogatoire terminé. Le fait était que pour l'instant, elle voulait juste s'amuser un peu avec lui. Elle n'avait même pas encore eu le temps d'utiliser sa magie pour pimenter un peu leur conversation, son outil de prédilection pour ce genre de situation. Le nouvel arrivan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2-04T08:46:46.87</meta:creation-date>
    <dc:date>2018-02-05T20:49:26.80</dc:date>
    <meta:editing-duration>PT2H24M27S</meta:editing-duration>
    <meta:editing-cycles>119</meta:editing-cycles>
    <meta:generator>OpenOffice/4.1.1$Win32 OpenOffice.org_project/411m6$Build-9775</meta:generator>
    <dc:creator>Théo </dc:creator>
    <meta:document-statistic meta:table-count="0" meta:image-count="0" meta:object-count="0" meta:page-count="2" meta:paragraph-count="9" meta:word-count="938" meta:character-count="5650"/>
  </office:meta>
</office:document-meta>
</file>